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040" calcext:value-type="float">
            <text:p>1040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1223" calcext:value-type="float">
            <text:p>1223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749" calcext:value-type="float">
            <text:p>2749</text:p>
          </table:table-cell>
          <table:table-cell office:value-type="float" office:value="868" calcext:value-type="float">
            <text:p>868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514" calcext:value-type="float">
            <text:p>514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359" calcext:value-type="float">
            <text:p>359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857" calcext:value-type="float">
            <text:p>857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24:15.868000000</dc:date>
    <meta:editing-duration>PT1H11M56S</meta:editing-duration>
    <meta:editing-cycles>8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